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1ff0e4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ff0e4" officeooo:paragraph-rsid="001ff0e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f80e" officeooo:paragraph-rsid="001bf3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9609b" officeooo:paragraph-rsid="0039609b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weight="bold" officeooo:rsid="003579b0" officeooo:paragraph-rsid="003579b0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4751a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4751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39609b"/>
    </style:style>
    <style:style style:name="P11" style:family="paragraph" style:parent-style-name="Standard">
      <style:paragraph-properties fo:text-align="start" style:justify-single-word="false"/>
      <style:text-properties officeooo:paragraph-rsid="0044751a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3579b0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3c4ea4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3adad5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3e4621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3c4ea4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3c96e7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c96e7" officeooo:paragraph-rsid="003c96e7"/>
    </style:style>
    <style:style style:name="P19" style:family="paragraph" style:parent-style-name="Standard" style:list-style-name="L3">
      <style:paragraph-properties fo:text-align="start" style:justify-single-word="false"/>
      <style:text-properties officeooo:rsid="003c96e7" officeooo:paragraph-rsid="003c96e7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3579b0" officeooo:paragraph-rsid="003c4ea4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74fdf" officeooo:paragraph-rsid="00374fdf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c4ea4" officeooo:paragraph-rsid="003c4ea4" style:font-size-asian="12pt" style:font-weight-asian="normal" style:font-size-complex="12pt" style:font-weight-complex="normal"/>
    </style:style>
    <style:style style:name="T1" style:family="text">
      <style:text-properties fo:font-size="12pt" fo:font-weight="bold" officeooo:rsid="001ff0e4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2eb762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374fdf" style:font-size-asian="12pt" style:font-size-complex="12pt"/>
    </style:style>
    <style:style style:name="T5" style:family="text">
      <style:text-properties fo:font-size="12pt" officeooo:rsid="0045bd15" style:font-size-asian="12pt" style:font-size-complex="12pt"/>
    </style:style>
    <style:style style:name="T6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f642b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579b0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3ad02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8c89c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9609b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adad5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1ff0e4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c4ea4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3e4621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3c96e7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3f5d7e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5360f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d39a8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ff0e4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579b0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adad5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2934a6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c4ea4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3e4621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c96e7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3f5d7e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40d512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15675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44bd38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style="italic" fo:font-weight="normal" officeooo:rsid="0018178b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DejaVu Sans Condensed" fo:font-size="12pt" fo:font-style="italic" fo:font-weight="normal" officeooo:rsid="0039609b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DejaVu Sans Condensed" fo:font-size="12pt" fo:font-style="italic" fo:font-weight="normal" officeooo:rsid="003c4ea4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font-name="DejaVu Sans Condensed" fo:font-size="12pt" fo:font-style="italic" fo:font-weight="normal" officeooo:rsid="0040ccc7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40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B1" office:value-type="string">
            <text:p text:style-name="P9">3xx - Flight</text:p>
          </table:table-cell>
          <table:table-cell table:style-name="Table1.B1" office:value-type="string">
            <text:p text:style-name="P9">4xx - A2A</text:p>
          </table:table-cell>
          <table:table-cell table:style-name="Table1.E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11"><text:span text:style-name="T20">5</text:span><text:span text:style-name="T21">0</text:span><text:span text:style-name="T30">3</text:span><text:span text:style-name="T22"> - </text:span><text:span text:style-name="T23">A/G </text:span><text:span text:style-name="T24">- </text:span><text:span text:style-name="T25">Kh-25ML</text:span></text:p>
      <text:p text:style-name="P2"/>
      <text:p text:style-name="P3">Master Arm ... ON</text:p>
      <text:p text:style-name="P4">Weapon launch mode ... Manual</text:p>
      <text:p text:style-name="P4">Laser designator ... Armed</text:p>
      <text:p text:style-name="P1"><text:span text:style-name="T1">HMS ... ON (</text:span><text:span text:style-name="T2">Coll Metal Switch 3</text:span><text:span text:style-name="T1"> up)</text:span></text:p>
      <text:p text:style-name="P5"/>
      <text:p text:style-name="P7"><text:span text:style-name="T3">Kh-25ML -- Semi-active laser guided missile</text:span><text:span text:style-name="T5">, 90 kg warhead</text:span><text:span text:style-name="T3"> -- </text:span><text:span text:style-name="T4">WIP, needs verification</text:span></text:p>
      <text:p text:style-name="P6">Using self-lasing:</text:p>
      <text:list xml:id="list150024707" text:style-name="L1">
        <text:list-item>
          <text:p text:style-name="P12"><text:span text:style-name="T8">Select </text:span><text:span text:style-name="T9">Kh-25ML</text:span><text:span text:style-name="T8"> missiles (</text:span><text:span text:style-name="T26">Gray Reset Hat left</text:span><text:span text:style-name="T8"> for outboard stations). <text:s/>This should make a launch circle appear on your HUD.</text:span></text:p>
        </text:list-item>
        <text:list-item>
          <text:p text:style-name="P12"><text:span text:style-name="T8">Stores panel under Shkval should say "</text:span><text:span text:style-name="T26">ПC</text:span><text:span text:style-name="T8">"; first number is how many missiles you have left, second number is cannon rounds x10.</text:span></text:p>
        </text:list-item>
        <text:list-item>
          <text:p text:style-name="P18"><text:span text:style-name="T8">I</text:span><text:span text:style-name="T6">f multiple launch aircraft, set </text:span><text:span text:style-name="T19">Laser Code Selector knob</text:span><text:span text:style-name="T6"> (center console under brightness knobs) to unique numbers.</text:span></text:p>
        </text:list-item>
        <text:list-item>
          <text:p text:style-name="P12"><text:span text:style-name="T8">Lock target with Shkval as described </text:span><text:span text:style-name="T9">on other page</text:span><text:span text:style-name="T8">.</text:span></text:p>
        </text:list-item>
        <text:list-item>
          <text:p text:style-name="P20"><text:span text:style-name="T11">Max laser range is 15.0 km/</text:span><text:span text:style-name="T13">8.1 nmi</text:span><text:span text:style-name="T11">, </text:span><text:span text:style-name="T12">missile max range may not be quite that far</text:span><text:span text:style-name="T11">.</text:span><text:span text:style-name="T10"> <text:s/></text:span><text:span text:style-name="T8">Min range unknown, </text:span><text:span text:style-name="T12">maybe 4 km??</text:span></text:p>
        </text:list-item>
        <text:list-item>
          <text:p text:style-name="P13"><text:span text:style-name="T25">Laser rangefinder/designator mode switch</text:span><text:span text:style-name="T9"> ... </text:span><text:span text:style-name="T27">STDBY</text:span><text:span text:style-name="T9"> (left position) </text:span><text:span text:style-name="T15">to set the laser to designator mode</text:span><text:span text:style-name="T9"> (</text:span><text:span text:style-name="T18">black </text:span><text:span text:style-name="T9">guarded switch under HSI compass)</text:span></text:p>
        </text:list-item>
        <text:list-item>
          <text:p text:style-name="P13"><text:span text:style-name="T15">When you are ready to fire, p</text:span><text:span text:style-name="T8">ut the launch circle on the HUD over the target circle </text:span><text:span text:style-name="T15">and press </text:span><text:span text:style-name="T29">Coll </text:span><text:span text:style-name="T33">Ministick</text:span><text:span text:style-name="T29"> press</text:span><text:span text:style-name="T15"> to begin lasing and allow missile to lock on the designator. <text:s/>Launch circle will flash while it is acquiring the laser, then go solid again when it's locked. <text:s/>A 40-second laser countdown will begin, shown on HUD.</text:span></text:p>
        </text:list-item>
        <text:list-item>
          <text:p text:style-name="P13"><text:span text:style-name="T12">P</text:span><text:span text:style-name="T15">ress and </text:span><text:span text:style-name="T8">hold </text:span><text:span text:style-name="T26">Red Button</text:span><text:span text:style-name="T8"> </text:span><text:span text:style-name="T7">to fire</text:span><text:span text:style-name="T8">. <text:s/></text:span><text:span text:style-name="T9">Aircraft will lurch to the side due to weight imbalance after launch.</text:span></text:p>
        </text:list-item>
      </text:list>
      <text:list text:style-name="L2">
        <text:list-item>
          <text:list>
            <text:list-item>
              <text:p text:style-name="P21">The Kh-25ML has a backup inertial guidance system. <text:s/>After it begins its loft, if laser is turned off, the missile will try to fly to the last known laser point.</text:p>
            </text:list-item>
          </text:list>
        </text:list-item>
      </text:list>
      <text:list xml:id="list144233506361086" text:continue-list="list150024707" text:style-name="L1">
        <text:list-item>
          <text:p text:style-name="P14"><text:span text:style-name="T8">When finished, </text:span><text:span text:style-name="T25">Laser rangefinder/designator mode switch</text:span><text:span text:style-name="T9"> ... </text:span><text:span text:style-name="T32">MANUAL</text:span><text:span text:style-name="T13"> (right position) and close guard, and</text:span><text:span text:style-name="T8"> </text:span><text:span text:style-name="T26">reset targeting system</text:span><text:span text:style-name="T8"> </text:span><text:span text:style-name="T14">(</text:span><text:span text:style-name="T28">Coll </text:span><text:span text:style-name="T33">Index Finger Hat</text:span><text:span text:style-name="T28"> </text:span><text:span text:style-name="T35">back</text:span><text:span text:style-name="T14">)</text:span><text:span text:style-name="T8">. <text:s/>That will deselect all weapons, turn off the Shkval, and reset the HUD to nav mode.</text:span></text:p>
        </text:list-item>
      </text:list>
      <text:p text:style-name="P10"><text:span text:style-name="T36">U</text:span><text:span text:style-name="T37">sing buddy lasing </text:span><text:span text:style-name="T38">(</text:span><text:span text:style-name="T39">only between Ka-50s; other aircraft cannot buddy lase for Ka-50s</text:span><text:span text:style-name="T38">)</text:span><text:span text:style-name="T37">:</text:span></text:p>
      <text:list text:style-name="L3">
        <text:list-item>
          <text:p text:style-name="P15"><text:span text:style-name="T16">On both aircraft</text:span><text:span text:style-name="T17">, set </text:span><text:span text:style-name="T31">Laser Code Selector knob</text:span><text:span text:style-name="T17"> (center console under brightness knobs) to </text:span><text:span text:style-name="T16">the same number??</text:span></text:p>
        </text:list-item>
        <text:list-item>
          <text:p text:style-name="P22">On buddy aircraft:</text:p>
          <text:list>
            <text:list-item>
              <text:p text:style-name="P16"><text:span text:style-name="T8">Lock target with Shkval as described </text:span><text:span text:style-name="T9">on other page</text:span><text:span text:style-name="T8">.</text:span></text:p>
            </text:list-item>
            <text:list-item>
              <text:p text:style-name="P16"><text:span text:style-name="T25">Laser rangefinder/designator mode switch</text:span><text:span text:style-name="T9"> ... </text:span><text:span text:style-name="T27">STDBY</text:span><text:span text:style-name="T9"> (left position)</text:span></text:p>
            </text:list-item>
            <text:list-item>
              <text:p text:style-name="P16"><text:span text:style-name="T15">When launching aircraft is ready, press </text:span><text:span text:style-name="T29">Coll </text:span><text:span text:style-name="T34">Ministick</text:span><text:span text:style-name="T29"> press</text:span><text:span text:style-name="T15"> to begin lasing. <text:s/>A 40-second laser countdown will begin, shown on HUD.</text:span></text:p>
            </text:list-item>
          </text:list>
        </text:list-item>
        <text:list-item>
          <text:p text:style-name="P22">On launching aircraft:</text:p>
          <text:list>
            <text:list-item>
              <text:p text:style-name="P17"><text:span text:style-name="T8">Select </text:span><text:span text:style-name="T9">Kh-25ML</text:span><text:span text:style-name="T8"> missiles (</text:span><text:span text:style-name="T26">Gray Reset Hat left</text:span><text:span text:style-name="T8"> for outboard stations). <text:s/>This should make a launch circle appear on your HUD.</text:span></text:p>
            </text:list-item>
            <text:list-item>
              <text:p text:style-name="P19"><text:span text:style-name="T8">W</text:span><text:span text:style-name="T6">hen the buddy aircraft begins lasing, the launch circle should start flashing and jump to the target location, indicating the missile is acquiring the laser.</text:span></text:p>
            </text:list-item>
            <text:list-item>
              <text:p text:style-name="P19"><text:span text:style-name="T6">When the launch circle is solid again, fire with </text:span><text:span text:style-name="T19">Red Button</text:span><text:span text:style-name="T6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4T14:42:32.337000000</dc:date>
    <meta:editing-duration>PT10H26M55S</meta:editing-duration>
    <meta:editing-cycles>5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3" meta:word-count="465" meta:character-count="2660" meta:non-whitespace-character-count="2238"/>
  </office:meta>
</office:document-meta>
</file>